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1D0000001DC18DCF1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nux Biolinum G" svg:font-family="'Linux Biolinum G'"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f5d48" officeooo:paragraph-rsid="000f5d48"/>
    </style:style>
    <style:style style:name="P2" style:family="paragraph" style:parent-style-name="Text_20_body">
      <style:text-properties officeooo:rsid="0010aca3" officeooo:paragraph-rsid="0010aca3"/>
    </style:style>
    <style:style style:name="P3" style:family="paragraph" style:parent-style-name="Text_20_body">
      <style:text-properties officeooo:rsid="003628a7" officeooo:paragraph-rsid="003628a7"/>
    </style:style>
    <style:style style:name="P4" style:family="paragraph" style:parent-style-name="Title">
      <style:text-properties officeooo:rsid="000f5d48" officeooo:paragraph-rsid="000f5d48"/>
    </style:style>
    <style:style style:name="P5" style:family="paragraph" style:parent-style-name="Text_20_body">
      <style:paragraph-properties fo:break-before="page"/>
      <style:text-properties officeooo:rsid="003628a7" officeooo:paragraph-rsid="003628a7"/>
    </style:style>
    <style:style style:name="P6" style:family="paragraph" style:parent-style-name="Standard">
      <style:text-properties officeooo:rsid="0017331c" officeooo:paragraph-rsid="00500a36"/>
    </style:style>
    <style:style style:name="P7" style:family="paragraph" style:parent-style-name="Frame_20_contents">
      <style:text-properties fo:font-weight="bold" officeooo:rsid="0051af27" officeooo:paragraph-rsid="0051af27" style:font-weight-asian="bold" style:font-weight-complex="bold"/>
    </style:style>
    <style:style style:name="P8" style:family="paragraph" style:parent-style-name="Text_20_body">
      <style:text-properties officeooo:rsid="003628a7" officeooo:paragraph-rsid="003f2e56"/>
    </style:style>
    <style:style style:name="P9" style:family="paragraph" style:parent-style-name="Text_20_body">
      <style:text-properties officeooo:rsid="003628a7" officeooo:paragraph-rsid="003628a7"/>
    </style:style>
    <style:style style:name="P10" style:family="paragraph" style:parent-style-name="Text_20_body">
      <style:text-properties officeooo:rsid="00500a36" officeooo:paragraph-rsid="00500a36"/>
    </style:style>
    <style:style style:name="P11" style:family="paragraph" style:parent-style-name="Text_20_body">
      <style:text-properties officeooo:rsid="0051af27" officeooo:paragraph-rsid="0051af27"/>
    </style:style>
    <style:style style:name="P12" style:family="paragraph" style:parent-style-name="Text_20_body">
      <style:paragraph-properties fo:break-before="page"/>
      <style:text-properties officeooo:rsid="003628a7" officeooo:paragraph-rsid="003628a7"/>
    </style:style>
    <style:style style:name="P13" style:family="paragraph" style:parent-style-name="Subtitle">
      <style:text-properties officeooo:rsid="00500a36" officeooo:paragraph-rsid="00500a36"/>
    </style:style>
    <style:style style:name="T1" style:family="text">
      <style:text-properties fo:font-weight="bold" style:font-weight-asian="bold" style:font-weight-complex="bold"/>
    </style:style>
    <style:style style:name="T2" style:family="text">
      <style:text-properties fo:font-weight="bold" officeooo:rsid="00180921" style:font-weight-asian="bold" style:font-weight-complex="bold"/>
    </style:style>
    <style:style style:name="T3" style:family="text">
      <style:text-properties fo:font-weight="bold" officeooo:rsid="0017331c" style:font-weight-asian="bold" style:font-weight-complex="bold"/>
    </style:style>
    <style:style style:name="T4" style:family="text">
      <style:text-properties fo:font-weight="normal" style:font-weight-asian="normal" style:font-weight-complex="normal"/>
    </style:style>
    <style:style style:name="T5" style:family="text">
      <style:text-properties officeooo:rsid="00500a36"/>
    </style:style>
    <style:style style:name="T6" style:family="text">
      <style:text-properties officeooo:rsid="0018fe02"/>
    </style:style>
    <style:style style:name="fr1" style:family="graphic" style:parent-style-name="Frame">
      <style:graphic-properties style:vertical-pos="top" style:vertical-rel="paragraph-content" style:horizontal-pos="center" style:horizontal-rel="paragraph"/>
    </style:style>
    <style:style style:name="fr2" style:family="graphic" style:parent-style-name="Graphics">
      <style:graphic-properties style:vertical-pos="top" style:vertical-rel="baseline" style:horizontal-pos="from-left" style:horizontal-rel="paragraph" style:mirror="none" fo:clip="rect(0pt, 0pt, 0pt, 0pt)"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ap. <text:span text:style-name="T5">6</text:span>: <text:span text:style-name="T5">Decidere</text:span></text:p>
      <text:p text:style-name="P1"/>
      <text:p text:style-name="P13">IF – AND, OR, NOT</text:p>
      <text:p text:style-name="P2"/>
      <text:p text:style-name="P2"/>
      <text:p text:style-name="P10">In questa versione proponiamo questo capitolo in forma estremamente sintetica. Giusto per completezza, perché il costrutto che si descrive è uno di quelli fondamentali in qualsiasi linguaggio di programmazione, oltre alle variabili, le ripetizioni e le procedure. Si tratta di disporre del modo per interrompere il flusso normale delle istruzioni, passando eventualmente a eseguire sezioni di codice diverse in dipendenza dello stato di certe variabili. L'istruzione che realizza questo in LibreLogo è <text:span text:style-name="T1">IF</text:span>, che per essere eseguita richiede la definizione di una condizione logica. Vediamo un esempio, riprendendo il codice per disegnare un cerchio, così come introdotto da Papert nel capitolo 2:</text:p>
      <text:p text:style-name="P10"><draw:frame draw:style-name="fr1" draw:name="Frame1" text:anchor-type="paragraph" svg:width="299.99pt" draw:z-index="0"><draw:text-box fo:min-height="14.14pt"><text:p text:style-name="P6">TO CERCHIO</text:p><text:p text:style-name="P6"><text:tab/>REPEAT [ </text:p><text:p text:style-name="P6"><text:tab/><text:tab/>FORWARD 1 </text:p><text:p text:style-name="P6"><text:tab/><text:tab/>RIGHT 1</text:p><text:p text:style-name="P6"><text:tab/>]</text:p><text:p text:style-name="P6">END</text:p><text:p text:style-name="P6"/><text:p text:style-name="P6">CERCHIO</text:p></draw:text-box></draw:frame></text:p>
      <text:p text:style-name="P8"/>
      <text:p text:style-name="P3"/>
      <text:p text:style-name="P3"/>
      <text:p text:style-name="P3"/>
      <text:p text:style-name="P3"/>
      <text:p text:style-name="P10">Se facciamo girare questo codice la Tartaruga disegna un cerchio ma non si ferma mai, ripassandolo infinite volte. Naturalmente noi possiamo fermarla con il tasto <draw:frame draw:style-name="fr2" draw:name="Image28" text:anchor-type="as-char" svg:width="29pt" svg:height="29pt" draw:z-index="1"><draw:image xlink:href="Pictures/100000000000001D0000001DC18DCF12.png" xlink:type="simple" xlink:show="embed" xlink:actuate="onLoad"/></draw:frame>, ma è possibile insegnarle a fermarsi da sola. Ecco come:</text:p>
      <text:p text:style-name="P10"><draw:frame draw:style-name="fr1" draw:name="Frame2" text:anchor-type="paragraph" svg:width="299.99pt" draw:z-index="2"><draw:text-box fo:min-height="14.14pt"><text:p text:style-name="P6">TO CERCHIO</text:p><text:p text:style-name="P6"><text:tab/>REPEAT [ </text:p><text:p text:style-name="P6"><text:tab/><text:tab/>FORWARD 1 </text:p><text:p text:style-name="P6"><text:tab/><text:tab/>RIGHT 1</text:p><text:p text:style-name="P6"><text:tab/><text:tab/><text:span text:style-name="T1">IF REPCOUNT = </text:span><text:span text:style-name="T2">9</text:span><text:span text:style-name="T1">0 [ STOP ]</text:span></text:p><text:p text:style-name="P6"><text:tab/>]</text:p><text:p text:style-name="P6">END</text:p><text:p text:style-name="P6"/><text:p text:style-name="P6">CERCHIO</text:p></draw:text-box></draw:frame></text:p>
      <text:p text:style-name="P3"/>
      <text:p text:style-name="P3"/>
      <text:p text:style-name="P3"/>
      <text:p text:style-name="P3"/>
      <text:p text:style-name="P3"/>
      <text:p text:style-name="P3"/>
      <text:p text:style-name="P10">Come si vede, abbiamo aggiunto una sola istruzione, <text:span text:style-name="T3">IF REPCOUNT = </text:span><text:span text:style-name="T2">9</text:span><text:span text:style-name="T3">0 [ STOP ]</text:span>, che equivale a dire alla Tartaruga: se il contatore dei cicli ha raggiunto il valore di 90 allora fermati. Siccome ad ogni ciclo ruota di 1 grado, in questo modo ne interrompiamo il disegno quando in totale avrà <text:soft-page-break/>ruotato di 90 gradi, ovvero quando avrà disegnato un quarto di cerchio. Provare e variare per vedere...</text:p>
      <text:p text:style-name="P11">La condizione in questo esempio è espressa da <text:span text:style-name="T1">REPCOUNT = 90</text:span>. Si <text:s/>possono usare anche gli operatori “minore di”, <text:span text:style-name="T1">&lt;</text:span>, e “maggiore di”, <text:span text:style-name="T1">&gt;</text:span><text:span text:style-name="T4">, e</text:span> le condizioni si possono combinare insieme con gli operatori logici AND, OR e NOT. L'AND posto fra due condizioni crea una condizione globale vera se sono ambedue vere. L'OR posto fra due condizioni crea una condizione globale vera se sono ambedue vere oppure anche una sola delle due. Il NOT posto prima di una condizione ne inverte l'esito: la rende falsa se è vera e viceversa. Inoltre si può costruire l'istruzione in maniera che se questa è vera esegue una prima sezione di codice, mentre se è falsa ne <text:s/>esegue un'altra. In questa versione del manuale ci limitiamo a riportare giusto un esempio riassuntivo:</text:p>
      <text:p text:style-name="P11"><draw:frame draw:style-name="fr1" draw:name="Frame3" text:anchor-type="paragraph" svg:width="400pt" draw:z-index="3"><draw:text-box fo:min-height="14.14pt"><text:p text:style-name="P7">IF A &lt; 10 AND NOT A = 5 [ PRINT “<text:span text:style-name="T6">Vero!</text:span>” ] <text:span text:style-name="T6">[ PRINT “Falso!” ]</text:span></text:p></draw:text-box></draw:frame></text:p>
      <text:p text:style-name="P3"/>
      <text:p text:style-name="P11">Tradotto in parole: se la variabile A è minore di 10 e allo stesso tempo (AND), è diversa da 5 (NOT), allora esegui PRINT “<text:span text:style-name="T6">Vero!</text:span>”, altrimenti esegui <text:span text:style-name="T6">PRINT “Falso!”.</text:span></text:p>
      <text:p text:style-name="P3"/>
      <text:p text:style-name="P3"/>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nux Biolinum G" svg:font-family="'Linux Biolinum G'"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stroke-dash draw:name="Dashed_20__28_var_29__20_10" draw:display-name="Dashed (var) 10" draw:style="rect" draw:dots1="1" draw:distance="0pt"/>
    <draw:stroke-dash draw:name="Dashed_20__28_var_29__20_100" draw:display-name="Dashed (var) 100" draw:style="rect" draw:dots1="1" draw:distance="0pt"/>
    <draw:stroke-dash draw:name="Dashed_20__28_var_29__20_101" draw:display-name="Dashed (var) 101" draw:style="rect" draw:dots1="1" draw:distance="0pt"/>
    <draw:stroke-dash draw:name="Dashed_20__28_var_29__20_102" draw:display-name="Dashed (var) 102" draw:style="rect" draw:dots1="1" draw:distance="0pt"/>
    <draw:stroke-dash draw:name="Dashed_20__28_var_29__20_103" draw:display-name="Dashed (var) 103" draw:style="rect" draw:dots1="1" draw:distance="0pt"/>
    <draw:stroke-dash draw:name="Dashed_20__28_var_29__20_104" draw:display-name="Dashed (var) 104" draw:style="rect" draw:dots1="1" draw:distance="0pt"/>
    <draw:stroke-dash draw:name="Dashed_20__28_var_29__20_105" draw:display-name="Dashed (var) 105" draw:style="rect" draw:dots1="1" draw:distance="0pt"/>
    <draw:stroke-dash draw:name="Dashed_20__28_var_29__20_106" draw:display-name="Dashed (var) 106" draw:style="rect" draw:dots1="1" draw:distance="0pt"/>
    <draw:stroke-dash draw:name="Dashed_20__28_var_29__20_107" draw:display-name="Dashed (var) 107" draw:style="rect" draw:dots1="1" draw:distance="0pt"/>
    <draw:stroke-dash draw:name="Dashed_20__28_var_29__20_108" draw:display-name="Dashed (var) 108" draw:style="rect" draw:dots1="1" draw:distance="0pt"/>
    <draw:stroke-dash draw:name="Dashed_20__28_var_29__20_109" draw:display-name="Dashed (var) 109" draw:style="rect" draw:dots1="1" draw:distance="0pt"/>
    <draw:stroke-dash draw:name="Dashed_20__28_var_29__20_11" draw:display-name="Dashed (var) 11" draw:style="rect" draw:dots1="1" draw:distance="0pt"/>
    <draw:stroke-dash draw:name="Dashed_20__28_var_29__20_110" draw:display-name="Dashed (var) 110" draw:style="rect" draw:dots1="1" draw:distance="0pt"/>
    <draw:stroke-dash draw:name="Dashed_20__28_var_29__20_111" draw:display-name="Dashed (var) 111" draw:style="rect" draw:dots1="1" draw:distance="0pt"/>
    <draw:stroke-dash draw:name="Dashed_20__28_var_29__20_112" draw:display-name="Dashed (var) 112" draw:style="rect" draw:dots1="1" draw:distance="0pt"/>
    <draw:stroke-dash draw:name="Dashed_20__28_var_29__20_113" draw:display-name="Dashed (var) 113" draw:style="rect" draw:dots1="1" draw:distance="0pt"/>
    <draw:stroke-dash draw:name="Dashed_20__28_var_29__20_114" draw:display-name="Dashed (var) 114" draw:style="rect" draw:dots1="1" draw:distance="0pt"/>
    <draw:stroke-dash draw:name="Dashed_20__28_var_29__20_115" draw:display-name="Dashed (var) 115" draw:style="rect" draw:dots1="1" draw:distance="0pt"/>
    <draw:stroke-dash draw:name="Dashed_20__28_var_29__20_116" draw:display-name="Dashed (var) 116" draw:style="rect" draw:dots1="1" draw:distance="0pt"/>
    <draw:stroke-dash draw:name="Dashed_20__28_var_29__20_117" draw:display-name="Dashed (var) 117" draw:style="rect" draw:dots1="1" draw:distance="0pt"/>
    <draw:stroke-dash draw:name="Dashed_20__28_var_29__20_118" draw:display-name="Dashed (var) 118" draw:style="rect" draw:dots1="1" draw:distance="0pt"/>
    <draw:stroke-dash draw:name="Dashed_20__28_var_29__20_119" draw:display-name="Dashed (var) 119" draw:style="rect" draw:dots1="1" draw:distance="0pt"/>
    <draw:stroke-dash draw:name="Dashed_20__28_var_29__20_12" draw:display-name="Dashed (var) 12" draw:style="rect" draw:dots1="1" draw:distance="0pt"/>
    <draw:stroke-dash draw:name="Dashed_20__28_var_29__20_120" draw:display-name="Dashed (var) 120" draw:style="rect" draw:dots1="1" draw:distance="0pt"/>
    <draw:stroke-dash draw:name="Dashed_20__28_var_29__20_121" draw:display-name="Dashed (var) 121" draw:style="rect" draw:dots1="1" draw:distance="0pt"/>
    <draw:stroke-dash draw:name="Dashed_20__28_var_29__20_122" draw:display-name="Dashed (var) 122" draw:style="rect" draw:dots1="1" draw:distance="0pt"/>
    <draw:stroke-dash draw:name="Dashed_20__28_var_29__20_123" draw:display-name="Dashed (var) 123" draw:style="rect" draw:dots1="1" draw:distance="0pt"/>
    <draw:stroke-dash draw:name="Dashed_20__28_var_29__20_124" draw:display-name="Dashed (var) 124" draw:style="rect" draw:dots1="1" draw:distance="0pt"/>
    <draw:stroke-dash draw:name="Dashed_20__28_var_29__20_125" draw:display-name="Dashed (var) 125" draw:style="rect" draw:dots1="1" draw:distance="0pt"/>
    <draw:stroke-dash draw:name="Dashed_20__28_var_29__20_126" draw:display-name="Dashed (var) 126" draw:style="rect" draw:dots1="1" draw:distance="0pt"/>
    <draw:stroke-dash draw:name="Dashed_20__28_var_29__20_127" draw:display-name="Dashed (var) 127" draw:style="rect" draw:dots1="1" draw:distance="0pt"/>
    <draw:stroke-dash draw:name="Dashed_20__28_var_29__20_13" draw:display-name="Dashed (var) 13" draw:style="rect" draw:dots1="1" draw:distance="0pt"/>
    <draw:stroke-dash draw:name="Dashed_20__28_var_29__20_14" draw:display-name="Dashed (var) 14" draw:style="rect" draw:dots1="1" draw:distance="0pt"/>
    <draw:stroke-dash draw:name="Dashed_20__28_var_29__20_15" draw:display-name="Dashed (var) 15" draw:style="rect" draw:dots1="1" draw:distance="0pt"/>
    <draw:stroke-dash draw:name="Dashed_20__28_var_29__20_16" draw:display-name="Dashed (var) 16" draw:style="rect" draw:dots1="1" draw:distance="0pt"/>
    <draw:stroke-dash draw:name="Dashed_20__28_var_29__20_17" draw:display-name="Dashed (var) 17" draw:style="rect" draw:dots1="1" draw:distance="0pt"/>
    <draw:stroke-dash draw:name="Dashed_20__28_var_29__20_18" draw:display-name="Dashed (var) 18" draw:style="rect" draw:dots1="1" draw:distance="0pt"/>
    <draw:stroke-dash draw:name="Dashed_20__28_var_29__20_19" draw:display-name="Dashed (var) 19" draw:style="rect" draw:dots1="1" draw:distance="0pt"/>
    <draw:stroke-dash draw:name="Dashed_20__28_var_29__20_20" draw:display-name="Dashed (var) 20" draw:style="rect" draw:dots1="1" draw:distance="0pt"/>
    <draw:stroke-dash draw:name="Dashed_20__28_var_29__20_21" draw:display-name="Dashed (var) 21" draw:style="rect" draw:dots1="1" draw:distance="0pt"/>
    <draw:stroke-dash draw:name="Dashed_20__28_var_29__20_22" draw:display-name="Dashed (var) 22" draw:style="rect" draw:dots1="1" draw:distance="0pt"/>
    <draw:stroke-dash draw:name="Dashed_20__28_var_29__20_23" draw:display-name="Dashed (var) 23" draw:style="rect" draw:dots1="1" draw:distance="0pt"/>
    <draw:stroke-dash draw:name="Dashed_20__28_var_29__20_24" draw:display-name="Dashed (var) 24" draw:style="rect" draw:dots1="1" draw:distance="0pt"/>
    <draw:stroke-dash draw:name="Dashed_20__28_var_29__20_25" draw:display-name="Dashed (var) 25" draw:style="rect" draw:dots1="1" draw:distance="0pt"/>
    <draw:stroke-dash draw:name="Dashed_20__28_var_29__20_26" draw:display-name="Dashed (var) 26" draw:style="rect" draw:dots1="1" draw:distance="0pt"/>
    <draw:stroke-dash draw:name="Dashed_20__28_var_29__20_27" draw:display-name="Dashed (var) 27" draw:style="rect" draw:dots1="1" draw:distance="0pt"/>
    <draw:stroke-dash draw:name="Dashed_20__28_var_29__20_28" draw:display-name="Dashed (var) 28" draw:style="rect" draw:dots1="1" draw:distance="0pt"/>
    <draw:stroke-dash draw:name="Dashed_20__28_var_29__20_29" draw:display-name="Dashed (var) 29" draw:style="rect" draw:dots1="1" draw:distance="0pt"/>
    <draw:stroke-dash draw:name="Dashed_20__28_var_29__20_30" draw:display-name="Dashed (var) 30" draw:style="rect" draw:dots1="1" draw:distance="0pt"/>
    <draw:stroke-dash draw:name="Dashed_20__28_var_29__20_31" draw:display-name="Dashed (var) 31" draw:style="rect" draw:dots1="1" draw:distance="0pt"/>
    <draw:stroke-dash draw:name="Dashed_20__28_var_29__20_32" draw:display-name="Dashed (var) 32" draw:style="rect" draw:dots1="1" draw:distance="0pt"/>
    <draw:stroke-dash draw:name="Dashed_20__28_var_29__20_33" draw:display-name="Dashed (var) 33" draw:style="rect" draw:dots1="1" draw:distance="0pt"/>
    <draw:stroke-dash draw:name="Dashed_20__28_var_29__20_34" draw:display-name="Dashed (var) 34" draw:style="rect" draw:dots1="1" draw:distance="0pt"/>
    <draw:stroke-dash draw:name="Dashed_20__28_var_29__20_35" draw:display-name="Dashed (var) 35" draw:style="rect" draw:dots1="1" draw:distance="0pt"/>
    <draw:stroke-dash draw:name="Dashed_20__28_var_29__20_36" draw:display-name="Dashed (var) 36" draw:style="rect" draw:dots1="1" draw:distance="0pt"/>
    <draw:stroke-dash draw:name="Dashed_20__28_var_29__20_37" draw:display-name="Dashed (var) 37" draw:style="rect" draw:dots1="1" draw:distance="0pt"/>
    <draw:stroke-dash draw:name="Dashed_20__28_var_29__20_38" draw:display-name="Dashed (var) 38" draw:style="rect" draw:dots1="1" draw:distance="0pt"/>
    <draw:stroke-dash draw:name="Dashed_20__28_var_29__20_39" draw:display-name="Dashed (var) 39" draw:style="rect" draw:dots1="1" draw:distance="0pt"/>
    <draw:stroke-dash draw:name="Dashed_20__28_var_29__20_4" draw:display-name="Dashed (var) 4" draw:style="rect" draw:dots1="1" draw:distance="0pt"/>
    <draw:stroke-dash draw:name="Dashed_20__28_var_29__20_40" draw:display-name="Dashed (var) 40" draw:style="rect" draw:dots1="1" draw:distance="0pt"/>
    <draw:stroke-dash draw:name="Dashed_20__28_var_29__20_41" draw:display-name="Dashed (var) 41" draw:style="rect" draw:dots1="1" draw:distance="0pt"/>
    <draw:stroke-dash draw:name="Dashed_20__28_var_29__20_42" draw:display-name="Dashed (var) 42" draw:style="rect" draw:dots1="1" draw:distance="0pt"/>
    <draw:stroke-dash draw:name="Dashed_20__28_var_29__20_43" draw:display-name="Dashed (var) 43" draw:style="rect" draw:dots1="1" draw:distance="0pt"/>
    <draw:stroke-dash draw:name="Dashed_20__28_var_29__20_44" draw:display-name="Dashed (var) 44" draw:style="rect" draw:dots1="1" draw:distance="0pt"/>
    <draw:stroke-dash draw:name="Dashed_20__28_var_29__20_45" draw:display-name="Dashed (var) 45" draw:style="rect" draw:dots1="1" draw:distance="0pt"/>
    <draw:stroke-dash draw:name="Dashed_20__28_var_29__20_46" draw:display-name="Dashed (var) 46" draw:style="rect" draw:dots1="1" draw:distance="0pt"/>
    <draw:stroke-dash draw:name="Dashed_20__28_var_29__20_47" draw:display-name="Dashed (var) 47" draw:style="rect" draw:dots1="1" draw:distance="0pt"/>
    <draw:stroke-dash draw:name="Dashed_20__28_var_29__20_48" draw:display-name="Dashed (var) 48" draw:style="rect" draw:dots1="1" draw:distance="0pt"/>
    <draw:stroke-dash draw:name="Dashed_20__28_var_29__20_49" draw:display-name="Dashed (var) 49" draw:style="rect" draw:dots1="1" draw:distance="0pt"/>
    <draw:stroke-dash draw:name="Dashed_20__28_var_29__20_5" draw:display-name="Dashed (var) 5" draw:style="rect" draw:dots2="1" draw:dots2-length="0.57pt" draw:distance="0.57pt"/>
    <draw:stroke-dash draw:name="Dashed_20__28_var_29__20_50" draw:display-name="Dashed (var) 50" draw:style="rect" draw:dots1="1" draw:distance="0pt"/>
    <draw:stroke-dash draw:name="Dashed_20__28_var_29__20_51" draw:display-name="Dashed (var) 51" draw:style="rect" draw:dots1="1" draw:distance="0pt"/>
    <draw:stroke-dash draw:name="Dashed_20__28_var_29__20_52" draw:display-name="Dashed (var) 52" draw:style="rect" draw:dots1="1" draw:distance="0pt"/>
    <draw:stroke-dash draw:name="Dashed_20__28_var_29__20_53" draw:display-name="Dashed (var) 53" draw:style="rect" draw:dots1="1" draw:distance="0pt"/>
    <draw:stroke-dash draw:name="Dashed_20__28_var_29__20_54" draw:display-name="Dashed (var) 54" draw:style="rect" draw:dots1="1" draw:distance="0pt"/>
    <draw:stroke-dash draw:name="Dashed_20__28_var_29__20_55" draw:display-name="Dashed (var) 55" draw:style="rect" draw:dots1="1" draw:distance="0pt"/>
    <draw:stroke-dash draw:name="Dashed_20__28_var_29__20_56" draw:display-name="Dashed (var) 56" draw:style="rect" draw:dots1="1" draw:distance="0pt"/>
    <draw:stroke-dash draw:name="Dashed_20__28_var_29__20_57" draw:display-name="Dashed (var) 57" draw:style="rect" draw:dots1="1" draw:distance="0pt"/>
    <draw:stroke-dash draw:name="Dashed_20__28_var_29__20_58" draw:display-name="Dashed (var) 58" draw:style="rect" draw:dots1="1" draw:distance="0pt"/>
    <draw:stroke-dash draw:name="Dashed_20__28_var_29__20_59" draw:display-name="Dashed (var) 59" draw:style="rect" draw:dots1="1" draw:distance="0pt"/>
    <draw:stroke-dash draw:name="Dashed_20__28_var_29__20_6" draw:display-name="Dashed (var) 6" draw:style="rect" draw:dots2="1" draw:dots2-length="0.57pt" draw:distance="0.57pt"/>
    <draw:stroke-dash draw:name="Dashed_20__28_var_29__20_60" draw:display-name="Dashed (var) 60" draw:style="rect" draw:dots1="1" draw:distance="0pt"/>
    <draw:stroke-dash draw:name="Dashed_20__28_var_29__20_61" draw:display-name="Dashed (var) 61" draw:style="rect" draw:dots1="1" draw:distance="0pt"/>
    <draw:stroke-dash draw:name="Dashed_20__28_var_29__20_62" draw:display-name="Dashed (var) 62" draw:style="rect" draw:dots1="1" draw:distance="0pt"/>
    <draw:stroke-dash draw:name="Dashed_20__28_var_29__20_63" draw:display-name="Dashed (var) 63" draw:style="rect" draw:dots1="1" draw:distance="0pt"/>
    <draw:stroke-dash draw:name="Dashed_20__28_var_29__20_64" draw:display-name="Dashed (var) 64" draw:style="rect" draw:dots1="1" draw:distance="0pt"/>
    <draw:stroke-dash draw:name="Dashed_20__28_var_29__20_65" draw:display-name="Dashed (var) 65" draw:style="rect" draw:dots1="1" draw:distance="0pt"/>
    <draw:stroke-dash draw:name="Dashed_20__28_var_29__20_66" draw:display-name="Dashed (var) 66" draw:style="rect" draw:dots1="1" draw:distance="0pt"/>
    <draw:stroke-dash draw:name="Dashed_20__28_var_29__20_67" draw:display-name="Dashed (var) 67" draw:style="rect" draw:dots1="1" draw:distance="0pt"/>
    <draw:stroke-dash draw:name="Dashed_20__28_var_29__20_68" draw:display-name="Dashed (var) 68" draw:style="rect" draw:dots1="1" draw:distance="0pt"/>
    <draw:stroke-dash draw:name="Dashed_20__28_var_29__20_69" draw:display-name="Dashed (var) 69" draw:style="rect" draw:dots1="1" draw:distance="0pt"/>
    <draw:stroke-dash draw:name="Dashed_20__28_var_29__20_7" draw:display-name="Dashed (var) 7" draw:style="rect" draw:dots1="1" draw:distance="0pt"/>
    <draw:stroke-dash draw:name="Dashed_20__28_var_29__20_70" draw:display-name="Dashed (var) 70" draw:style="rect" draw:dots1="1" draw:distance="0pt"/>
    <draw:stroke-dash draw:name="Dashed_20__28_var_29__20_71" draw:display-name="Dashed (var) 71" draw:style="rect" draw:dots1="1" draw:distance="0pt"/>
    <draw:stroke-dash draw:name="Dashed_20__28_var_29__20_72" draw:display-name="Dashed (var) 72" draw:style="rect" draw:dots1="1" draw:distance="0pt"/>
    <draw:stroke-dash draw:name="Dashed_20__28_var_29__20_73" draw:display-name="Dashed (var) 73" draw:style="rect" draw:dots1="1" draw:distance="0pt"/>
    <draw:stroke-dash draw:name="Dashed_20__28_var_29__20_74" draw:display-name="Dashed (var) 74" draw:style="rect" draw:dots1="1" draw:distance="0pt"/>
    <draw:stroke-dash draw:name="Dashed_20__28_var_29__20_75" draw:display-name="Dashed (var) 75" draw:style="rect" draw:dots1="1" draw:distance="0pt"/>
    <draw:stroke-dash draw:name="Dashed_20__28_var_29__20_76" draw:display-name="Dashed (var) 76" draw:style="rect" draw:dots1="1" draw:distance="0pt"/>
    <draw:stroke-dash draw:name="Dashed_20__28_var_29__20_77" draw:display-name="Dashed (var) 77" draw:style="rect" draw:dots1="1" draw:distance="0pt"/>
    <draw:stroke-dash draw:name="Dashed_20__28_var_29__20_78" draw:display-name="Dashed (var) 78" draw:style="rect" draw:dots1="1" draw:distance="0pt"/>
    <draw:stroke-dash draw:name="Dashed_20__28_var_29__20_79" draw:display-name="Dashed (var) 79" draw:style="rect" draw:dots1="1" draw:distance="0pt"/>
    <draw:stroke-dash draw:name="Dashed_20__28_var_29__20_8" draw:display-name="Dashed (var) 8" draw:style="rect" draw:dots1="1" draw:distance="0pt"/>
    <draw:stroke-dash draw:name="Dashed_20__28_var_29__20_80" draw:display-name="Dashed (var) 80" draw:style="rect" draw:dots1="1" draw:distance="0pt"/>
    <draw:stroke-dash draw:name="Dashed_20__28_var_29__20_81" draw:display-name="Dashed (var) 81" draw:style="rect" draw:dots1="1" draw:distance="0pt"/>
    <draw:stroke-dash draw:name="Dashed_20__28_var_29__20_82" draw:display-name="Dashed (var) 82" draw:style="rect" draw:dots1="1" draw:distance="0pt"/>
    <draw:stroke-dash draw:name="Dashed_20__28_var_29__20_83" draw:display-name="Dashed (var) 83" draw:style="rect" draw:dots1="1" draw:distance="0pt"/>
    <draw:stroke-dash draw:name="Dashed_20__28_var_29__20_84" draw:display-name="Dashed (var) 84" draw:style="rect" draw:dots1="1" draw:distance="0pt"/>
    <draw:stroke-dash draw:name="Dashed_20__28_var_29__20_85" draw:display-name="Dashed (var) 85" draw:style="rect" draw:dots1="1" draw:distance="0pt"/>
    <draw:stroke-dash draw:name="Dashed_20__28_var_29__20_86" draw:display-name="Dashed (var) 86" draw:style="rect" draw:dots1="1" draw:distance="0pt"/>
    <draw:stroke-dash draw:name="Dashed_20__28_var_29__20_87" draw:display-name="Dashed (var) 87" draw:style="rect" draw:dots1="1" draw:distance="0pt"/>
    <draw:stroke-dash draw:name="Dashed_20__28_var_29__20_88" draw:display-name="Dashed (var) 88" draw:style="rect" draw:dots1="1" draw:distance="0pt"/>
    <draw:stroke-dash draw:name="Dashed_20__28_var_29__20_89" draw:display-name="Dashed (var) 89" draw:style="rect" draw:dots1="1" draw:distance="0pt"/>
    <draw:stroke-dash draw:name="Dashed_20__28_var_29__20_9" draw:display-name="Dashed (var) 9" draw:style="rect" draw:dots1="1" draw:distance="0pt"/>
    <draw:stroke-dash draw:name="Dashed_20__28_var_29__20_90" draw:display-name="Dashed (var) 90" draw:style="rect" draw:dots1="1" draw:distance="0pt"/>
    <draw:stroke-dash draw:name="Dashed_20__28_var_29__20_91" draw:display-name="Dashed (var) 91" draw:style="rect" draw:dots1="1" draw:distance="0pt"/>
    <draw:stroke-dash draw:name="Dashed_20__28_var_29__20_92" draw:display-name="Dashed (var) 92" draw:style="rect" draw:dots1="1" draw:distance="0pt"/>
    <draw:stroke-dash draw:name="Dashed_20__28_var_29__20_93" draw:display-name="Dashed (var) 93" draw:style="rect" draw:dots1="1" draw:distance="0pt"/>
    <draw:stroke-dash draw:name="Dashed_20__28_var_29__20_94" draw:display-name="Dashed (var) 94" draw:style="rect" draw:dots1="1" draw:distance="0pt"/>
    <draw:stroke-dash draw:name="Dashed_20__28_var_29__20_95" draw:display-name="Dashed (var) 95" draw:style="rect" draw:dots1="1" draw:distance="0pt"/>
    <draw:stroke-dash draw:name="Dashed_20__28_var_29__20_96" draw:display-name="Dashed (var) 96" draw:style="rect" draw:dots1="1" draw:distance="0pt"/>
    <draw:stroke-dash draw:name="Dashed_20__28_var_29__20_97" draw:display-name="Dashed (var) 97" draw:style="rect" draw:dots1="1" draw:distance="0pt"/>
    <draw:stroke-dash draw:name="Dashed_20__28_var_29__20_98" draw:display-name="Dashed (var) 98" draw:style="rect" draw:dots1="1" draw:distance="0pt"/>
    <draw:stroke-dash draw:name="Dashed_20__28_var_29__20_99" draw:display-name="Dashed (var) 99" draw:style="rect" draw:dots1="1" draw:distance="0pt"/>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6.01pt" fo:margin-bottom="6.01pt"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28.35pt" fo:margin-right="28.35pt" fo:margin-top="0pt" fo:margin-bottom="14.14pt" style:contextual-spacing="false" fo:text-indent="0pt"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3pt" fo:margin-bottom="6.01pt"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11.99pt" fo:margin-bottom="6.01pt"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10.01pt" fo:margin-bottom="6.01pt"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7pt" fo:margin-bottom="6.01pt" style:contextual-spacing="false"/>
      <style:text-properties fo:color="#808080"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paragraph-properties fo:margin-top="6.01pt" fo:margin-bottom="3pt" style:contextual-spacing="false"/>
      <style:text-properties fo:font-size="85%" fo:font-weight="bold" style:font-size-asian="85%" style:font-weight-asian="bold" style:font-size-complex="85%"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page-layout style:name="Mpm1">
      <style:page-layout-properties fo:page-width="595.3pt" fo:page-height="841.89pt" style:num-format="1" style:print-orientation="portrait" fo:margin-top="56.69pt" fo:margin-bottom="56.69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3T21:10:12.608938894</meta:creation-date>
    <meta:generator>LibreOffice/4.2.8.2$Linux_x86 LibreOffice_project/420m0$Build-2</meta:generator>
    <dc:date>2016-08-29T12:33:25.294343746</dc:date>
    <meta:editing-duration>PT13H40M7S</meta:editing-duration>
    <meta:editing-cycles>55</meta:editing-cycles>
    <meta:document-statistic meta:table-count="0" meta:image-count="1" meta:object-count="0" meta:page-count="4" meta:paragraph-count="23" meta:word-count="419" meta:character-count="2448" meta:non-whitespace-character-count="2031"/>
  </office:meta>
</office:document-meta>
</file>